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Verdana1"/>
    </style:style>
    <style:style style:name="T2" style:family="text">
      <style:text-properties style:font-name="Verdana1" fo:font-weight="bold"/>
    </style:style>
    <style:style style:name="T3" style:family="text">
      <style:text-properties fo:font-weight="bold" style:font-weight-asian="bold" style:font-weight-complex="bold"/>
    </style:style>
    <style:style style:name="T4" style:family="text">
      <style:text-properties fo:color="#000066" style:font-name="Verdana1"/>
    </style:style>
    <style:style style:name="T5" style:family="text">
      <style:text-properties fo:color="#000066" style:font-name="Verdana1" fo:font-weight="bold"/>
    </style:style>
    <style:style style:name="T6" style:family="text">
      <style:text-properties fo:color="#000066" style:font-name="Verdana1" style:text-underline-style="solid" style:text-underline-width="auto" style:text-underline-color="font-color" fo:font-weight="bold"/>
    </style:style>
    <style:style style:name="T7" style:family="text">
      <style:text-properties fo:color="#660066" style:font-name="Verdana1"/>
    </style:style>
    <style:style style:name="T8" style:family="text">
      <style:text-properties fo:color="#660066" style:font-name="Verdana1" style:text-underline-style="solid" style:text-underline-width="auto" style:text-underline-color="font-color" fo:font-weight="bold"/>
    </style:style>
    <style:style style:name="T9" style:family="text">
      <style:text-properties fo:color="#00008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Cheesy Chicken and Rice (for the crockpot)<text:line-break/></text:span><text:span text:style-name="T1"><text:line-break/>1 onion, chopped<text:line-break/>1 cup chopped mushrooms<text:line-break/>6 boneless, skinless chicken thighs, cut into bite size pieces<text:line-break/>3T olive oil<text:line-break/>1 can cream of mushroom soup (organic kind such as the brand Amy’s)<text:line-break/>1 can evaporated milk<text:line-break/>2 to 3 cups grated cheese<text:line-break/>3 cups cooked brown rice <text:line-break/>1 can green beans, drained<text:line-break/>Salt and pepper, to taste<text:line-break/><text:line-break/>In a medium sized frying cook onions, mushrooms and chicken in the olive oil until chicken is no longer pink and veggies are soft. Put in crockpot. Add remaining ingredients. Cook on low for 4 to 5 hour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11:58.41</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03" meta:character-count="561"/>
  </office:meta>
</office:document-meta>
</file>